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8B0000008EF52EDEBDA344435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  <style:text-properties officeooo:rsid="0017c5dd" officeooo:paragraph-rsid="0017c5dd"/>
    </style:style>
    <style:style style:name="P2" style:family="paragraph" style:parent-style-name="Preformatted_20_Text">
      <style:paragraph-properties fo:margin-top="0cm" fo:margin-bottom="0.499cm" style:contextual-spacing="false"/>
      <style:text-properties officeooo:rsid="0017c5dd" officeooo:paragraph-rsid="0018547e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rsid="0017c5dd" officeooo:paragraph-rsid="00193c9a"/>
    </style:style>
    <style:style style:name="P4" style:family="paragraph" style:parent-style-name="Preformatted_20_Text">
      <style:paragraph-properties fo:margin-top="0cm" fo:margin-bottom="0.499cm" style:contextual-spacing="false"/>
      <style:text-properties officeooo:paragraph-rsid="0017c5dd"/>
    </style:style>
    <style:style style:name="P5" style:family="paragraph" style:parent-style-name="Preformatted_20_Text">
      <style:paragraph-properties fo:margin-top="0cm" fo:margin-bottom="0.499cm" style:contextual-spacing="false"/>
      <style:text-properties officeooo:rsid="0018547e" officeooo:paragraph-rsid="0018547e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paragraph-rsid="00190413"/>
    </style:style>
    <style:style style:name="P7" style:family="paragraph" style:parent-style-name="Preformatted_20_Text">
      <style:paragraph-properties fo:margin-top="0cm" fo:margin-bottom="0.499cm" style:contextual-spacing="false"/>
      <style:text-properties style:text-underline-style="solid" style:text-underline-width="auto" style:text-underline-color="font-color" fo:font-weight="bold" officeooo:rsid="00190413" officeooo:paragraph-rsid="00190413" style:font-weight-asian="bold" style:font-weight-complex="bold"/>
    </style:style>
    <style:style style:name="P8" style:family="paragraph" style:parent-style-name="Preformatted_20_Text">
      <style:paragraph-properties fo:margin-top="0cm" fo:margin-bottom="0.499cm" style:contextual-spacing="false"/>
      <style:text-properties style:text-underline-style="solid" style:text-underline-width="auto" style:text-underline-color="font-color" fo:font-weight="bold" officeooo:rsid="00193c9a" officeooo:paragraph-rsid="00193c9a" style:font-weight-asian="bold" style:font-weight-complex="bold"/>
    </style:style>
    <style:style style:name="P9" style:family="paragraph" style:parent-style-name="Preformatted_20_Text">
      <style:paragraph-properties fo:margin-top="0cm" fo:margin-bottom="0.499cm" style:contextual-spacing="false"/>
      <style:text-properties style:text-underline-style="solid" style:text-underline-width="auto" style:text-underline-color="font-color" fo:font-weight="bold" officeooo:rsid="0022c94e" officeooo:paragraph-rsid="0022c94e" style:font-weight-asian="bold" style:font-weight-complex="bold"/>
    </style:style>
    <style:style style:name="P10" style:family="paragraph" style:parent-style-name="Standard">
      <style:paragraph-properties fo:margin-top="0cm" fo:margin-bottom="0.499cm" style:contextual-spacing="false"/>
      <style:text-properties style:text-underline-style="solid" style:text-underline-width="auto" style:text-underline-color="font-color" fo:font-weight="bold" officeooo:rsid="0022c94e" officeooo:paragraph-rsid="0022c94e" style:font-weight-asian="bold" style:font-weight-complex="bold"/>
    </style:style>
    <style:style style:name="P11" style:family="paragraph" style:parent-style-name="Preformatted_20_Text">
      <style:paragraph-properties fo:margin-top="0cm" fo:margin-bottom="0.499cm" style:contextual-spacing="false"/>
      <style:text-properties style:text-underline-style="solid" style:text-underline-width="auto" style:text-underline-color="font-color" officeooo:rsid="001ab3ca" officeooo:paragraph-rsid="001ab3ca"/>
    </style:style>
    <style:style style:name="P12" style:family="paragraph" style:parent-style-name="Preformatted_20_Text">
      <style:paragraph-properties fo:margin-top="0cm" fo:margin-bottom="0.499cm" style:contextual-spacing="false"/>
      <style:text-properties style:text-underline-style="none" fo:font-weight="normal" officeooo:rsid="00191737" officeooo:paragraph-rsid="00191737" style:font-weight-asian="normal" style:font-weight-complex="normal"/>
    </style:style>
    <style:style style:name="P13" style:family="paragraph" style:parent-style-name="Preformatted_20_Text">
      <style:paragraph-properties fo:margin-top="0cm" fo:margin-bottom="0.499cm" style:contextual-spacing="false"/>
      <style:text-properties officeooo:paragraph-rsid="00193c9a"/>
    </style:style>
    <style:style style:name="P14" style:family="paragraph" style:parent-style-name="Preformatted_20_Text">
      <style:paragraph-properties fo:margin-top="0cm" fo:margin-bottom="0.499cm" style:contextual-spacing="false"/>
      <style:text-properties officeooo:rsid="001ab3ca" officeooo:paragraph-rsid="001ab3ca"/>
    </style:style>
    <style:style style:name="P15" style:family="paragraph" style:parent-style-name="Preformatted_20_Text">
      <style:paragraph-properties fo:margin-top="0cm" fo:margin-bottom="0.499cm" style:contextual-spacing="false"/>
      <style:text-properties officeooo:paragraph-rsid="001cb073"/>
    </style:style>
    <style:style style:name="P16" style:family="paragraph" style:parent-style-name="Preformatted_20_Text">
      <style:paragraph-properties fo:margin-top="0cm" fo:margin-bottom="0.499cm" style:contextual-spacing="false"/>
      <style:text-properties fo:font-style="italic" style:text-underline-style="solid" style:text-underline-width="auto" style:text-underline-color="font-color" officeooo:rsid="001db04a" officeooo:paragraph-rsid="001db04a" style:font-style-asian="italic" style:font-style-complex="italic"/>
    </style:style>
    <style:style style:name="P17" style:family="paragraph" style:parent-style-name="Preformatted_20_Text">
      <style:paragraph-properties fo:margin-top="0cm" fo:margin-bottom="0.499cm" style:contextual-spacing="false"/>
      <style:text-properties fo:font-style="normal" style:text-underline-style="none" officeooo:rsid="001ee645" officeooo:paragraph-rsid="001ee645" style:font-style-asian="normal" style:font-style-complex="normal"/>
    </style:style>
    <style:style style:name="P18" style:family="paragraph" style:parent-style-name="Preformatted_20_Text">
      <style:paragraph-properties fo:margin-top="0cm" fo:margin-bottom="0.499cm" style:contextual-spacing="false"/>
      <style:text-properties officeooo:rsid="0020a8dc" officeooo:paragraph-rsid="0020a8dc"/>
    </style:style>
    <style:style style:name="P19" style:family="paragraph" style:parent-style-name="Preformatted_20_Text">
      <style:paragraph-properties fo:margin-top="0cm" fo:margin-bottom="0.499cm" style:contextual-spacing="false"/>
      <style:text-properties fo:color="#c9211e" loext:opacity="100%" style:text-underline-style="solid" style:text-underline-width="auto" style:text-underline-color="font-color" fo:font-weight="bold" officeooo:rsid="00213505" officeooo:paragraph-rsid="00213505" style:font-weight-asian="bold" style:font-weight-complex="bold"/>
    </style:style>
    <style:style style:name="P20" style:family="paragraph" style:parent-style-name="Preformatted_20_Text">
      <style:paragraph-properties fo:margin-top="0cm" fo:margin-bottom="0.499cm" style:contextual-spacing="false"/>
      <style:text-properties fo:color="#c9211e" loext:opacity="100%" style:text-underline-style="solid" style:text-underline-width="auto" style:text-underline-color="font-color" fo:font-weight="normal" officeooo:rsid="00213505" officeooo:paragraph-rsid="00213505" style:font-weight-asian="normal" style:font-weight-complex="normal"/>
    </style:style>
    <style:style style:name="P21" style:family="paragraph" style:parent-style-name="Preformatted_20_Text">
      <style:paragraph-properties fo:margin-top="0cm" fo:margin-bottom="0.499cm" style:contextual-spacing="false"/>
      <style:text-properties fo:color="#c9211e" loext:opacity="100%" style:text-underline-style="solid" style:text-underline-width="auto" style:text-underline-color="font-color" fo:font-weight="normal" officeooo:rsid="00213505" officeooo:paragraph-rsid="0022b44d" style:font-weight-asian="normal" style:font-weight-complex="normal"/>
    </style:style>
    <style:style style:name="P22" style:family="paragraph" style:parent-style-name="Standard">
      <style:paragraph-properties fo:margin-top="0cm" fo:margin-bottom="0.499cm" style:contextual-spacing="false"/>
      <style:text-properties officeooo:paragraph-rsid="00213505"/>
    </style:style>
    <style:style style:name="P23" style:family="paragraph" style:parent-style-name="Preformatted_20_Text">
      <style:paragraph-properties fo:margin-top="0cm" fo:margin-bottom="0.499cm" style:contextual-spacing="false"/>
      <style:text-properties officeooo:rsid="00213505" officeooo:paragraph-rsid="0021548f"/>
    </style:style>
    <style:style style:name="P24" style:family="paragraph" style:parent-style-name="Preformatted_20_Text">
      <style:paragraph-properties fo:margin-top="0cm" fo:margin-bottom="0.499cm" style:contextual-spacing="false"/>
      <style:text-properties officeooo:rsid="001cb073" officeooo:paragraph-rsid="001cb073"/>
    </style:style>
    <style:style style:name="P25" style:family="paragraph" style:parent-style-name="Preformatted_20_Text">
      <style:paragraph-properties fo:margin-top="0cm" fo:margin-bottom="0.499cm" style:contextual-spacing="false"/>
      <style:text-properties officeooo:rsid="0020a8dc" officeooo:paragraph-rsid="0020a8dc"/>
    </style:style>
    <style:style style:name="P26" style:family="paragraph" style:parent-style-name="Preformatted_20_Text">
      <style:paragraph-properties fo:margin-top="0cm" fo:margin-bottom="0.499cm" style:contextual-spacing="false"/>
      <style:text-properties style:text-underline-style="solid" style:text-underline-width="auto" style:text-underline-color="font-color" fo:font-weight="bold" officeooo:rsid="002399d5" officeooo:paragraph-rsid="002399d5" style:font-weight-asian="bold" style:font-weight-complex="bold"/>
    </style:style>
    <style:style style:name="P27" style:family="paragraph" style:parent-style-name="Preformatted_20_Text">
      <style:paragraph-properties fo:margin-top="0cm" fo:margin-bottom="0.499cm" style:contextual-spacing="false"/>
      <style:text-properties style:text-underline-style="none" fo:font-weight="normal" officeooo:rsid="002399d5" officeooo:paragraph-rsid="002399d5" style:font-weight-asian="normal" style:font-weight-complex="normal"/>
    </style:style>
    <style:style style:name="P28" style:family="paragraph" style:parent-style-name="Standard">
      <style:text-properties style:font-name="Liberation Mono"/>
    </style:style>
    <style:style style:name="P29" style:family="paragraph" style:parent-style-name="Standard">
      <style:text-properties style:font-name="Liberation Mono" fo:font-size="10pt" style:font-size-asian="10pt" style:font-size-complex="10pt"/>
    </style:style>
    <style:style style:name="T1" style:family="text">
      <style:text-properties officeooo:rsid="00170f2d"/>
    </style:style>
    <style:style style:name="T2" style:family="text">
      <style:text-properties officeooo:rsid="0017c5dd"/>
    </style:style>
    <style:style style:name="T3" style:family="text">
      <style:text-properties officeooo:rsid="0018547e"/>
    </style:style>
    <style:style style:name="T4" style:family="text">
      <style:text-properties officeooo:rsid="0019041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7c5dd" style:font-weight-asian="bold" style:font-weight-complex="bold"/>
    </style:style>
    <style:style style:name="T8" style:family="text">
      <style:text-properties officeooo:rsid="00191737"/>
    </style:style>
    <style:style style:name="T9" style:family="text">
      <style:text-properties officeooo:rsid="00193c9a"/>
    </style:style>
    <style:style style:name="T10" style:family="text">
      <style:text-properties style:text-underline-style="none" fo:font-weight="normal" officeooo:rsid="00193c9a" style:font-weight-asian="normal" style:font-weight-complex="normal"/>
    </style:style>
    <style:style style:name="T11" style:family="text">
      <style:text-properties officeooo:rsid="001a31b7"/>
    </style:style>
    <style:style style:name="T12" style:family="text">
      <style:text-properties officeooo:rsid="001ab3ca"/>
    </style:style>
    <style:style style:name="T13" style:family="text">
      <style:text-properties officeooo:rsid="001cb073"/>
    </style:style>
    <style:style style:name="T14" style:family="text">
      <style:text-properties officeooo:rsid="00213505"/>
    </style:style>
    <style:style style:name="T15" style:family="text">
      <style:text-properties officeooo:rsid="002159b1"/>
    </style:style>
    <style:style style:name="T16" style:family="text">
      <style:text-properties officeooo:rsid="0022b44d"/>
    </style:style>
    <style:style style:name="T17" style:family="text">
      <style:text-properties officeooo:rsid="0022c94e"/>
    </style:style>
    <style:style style:name="T18" style:family="text">
      <style:text-properties fo:color="#0563c1" loext:opacity="100%" style:font-name="Calibri" fo:font-size="11pt" style:text-underline-style="solid" style:text-underline-width="auto" style:text-underline-color="font-color" style:font-name-asian="NSimSun1" style:font-size-asian="11pt" style:language-asian="fr" style:country-asian="FR" style:font-name-complex="Calibri1" style:font-size-complex="11pt"/>
    </style:style>
    <style:style style:name="T19" style:family="text">
      <style:text-properties fo:color="#000000" loext:opacity="100%" style:font-name="Liberation Mono" fo:font-size="10pt" style:text-underline-style="solid" style:text-underline-width="auto" style:text-underline-color="font-color" fo:font-weight="bold" style:font-name-asian="NSimSun1" style:font-size-asian="10pt" style:font-weight-asian="bold" style:font-size-complex="10pt" style:font-weight-complex="bold"/>
    </style:style>
    <style:style style:name="T20" style:family="text">
      <style:text-properties officeooo:rsid="00264ea8"/>
    </style:style>
    <style:style style:name="T21" style:family="text">
      <style:text-properties officeooo:rsid="002702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Standard_20__28_user_29_"><text:span text:style-name="MT1"><text:span text:style-name="T19">Le lien du (ou des) dépôt(s) Github public, où sera présent le code de vos applications</text:span></text:span></text:p>
      <text:p text:style-name="P10"><text:a xlink:type="simple" xlink:href="https://github.com/RAVILLY/resto.git" text:style-name="Internet_20_link" text:visited-style-name="Visited_20_Internet_20_Link"><text:span text:style-name="Internet_20_link"><text:span text:style-name="T18">https://github.com/RAVILLY/resto.git</text:span></text:span></text:a></text:p>
      <text:p text:style-name="P9">POUR VOIR LE SITE SUR LE WEB</text:p>
      <text:p text:style-name="P22">http://ravilly.alwaysdata.net/ <text:s text:c="3"/><text:span text:style-name="T1">adresse du site sur </text:span><text:span text:style-name="T17">le serveur Alwaysdata</text:span></text:p>
      <text:p text:style-name="P4"><text:span text:style-name="T7">Pour exécuter en local le site</text:span><text:span text:style-name="T2">, il vous faudra dans un premier temps télécharger Xampp qui </text:span>est une distribution Apache entièrement gratuite et facile à installer contenant MySQL, PHP et Perl <text:span text:style-name="T2">à ces adresses: </text:span></text:p>
      <text:p text:style-name="P4"><text:span text:style-name="T7">Dernière version</text:span><text:span text:style-name="T2"> </text:span><text:a xlink:type="simple" xlink:href="https://sourceforge.net/projects/xampp/files/" text:style-name="Internet_20_link" text:visited-style-name="Visited_20_Internet_20_Link"><text:span text:style-name="T2">https://sourceforge.net/projects/xampp/files/</text:span></text:a></text:p>
      <text:p text:style-name="P1"><text:span text:style-name="T6">Ancienne version</text:span> <text:a xlink:type="simple" xlink:href="https://www.apachefriends.org/download.html/" text:style-name="Internet_20_link" text:visited-style-name="Visited_20_Internet_20_Link">https://www.apachefriends.org/download.html/</text:a></text:p>
      <text:p text:style-name="P2">Une fois installé sur votre PC (Attention à l’application par rapport à l’<text:span text:style-name="T11">OS</text:span>), <text:span text:style-name="T3">il faut </text:span><text:span text:style-name="T4">faire un</text:span><text:span text:style-name="T3"> double clique sur l’icône de démarrage qui se trouve soit sur votre bureau, soit dans </text:span><text:a xlink:type="simple" xlink:href="file:///c:/" text:style-name="Internet_20_link" text:visited-style-name="Visited_20_Internet_20_Link"><text:span text:style-name="T3">c:\</text:span></text:a><text:span text:style-name="T3"> Programmes\Xampp\Xampp-contoll .</text:span><draw:frame draw:style-name="fr1" draw:name="Image1" text:anchor-type="char" svg:x="12.772cm" svg:y="0.811cm" svg:width="0.504cm" svg:height="0.515cm" draw:z-index="0"><draw:image xlink:href="Pictures/100000000000008B0000008EF52EDEBDA344435C.jpg" xlink:type="simple" xlink:show="embed" xlink:actuate="onLoad" draw:mime-type="image/jpeg"/></draw:frame></text:p>
      <text:p text:style-name="P5">Lorsque le control panel est ouvert, <text:span text:style-name="T12">cliquez</text:span> sur les onglets start de Apache et MySQL, cela devrait surligner les 2 derniers mots en vert.</text:p>
      <text:p text:style-name="P5">Le dossier «resto», est à placer dans le dossier «htdocs» (6ieme en partant du haut)du dossier Xampp.</text:p>
      <text:p text:style-name="P6"><text:span text:style-name="T3">A ce stade, dans la barre d’adresse de votre navigateur (ex: Firefox) vous inscrivez </text:span><text:a xlink:type="simple" xlink:href="http://localhost/resto/index.php" text:style-name="Internet_20_link" text:visited-style-name="Visited_20_Internet_20_Link"><text:span text:style-name="T3">http://localhost/resto/index.php</text:span></text:a><text:span text:style-name="T3">, vous devriez voir le site sans la BDD. Pas jolie mais cela vou</text:span><text:span text:style-name="T8">d</text:span><text:span text:style-name="T3">rait dire que ça fonctionne.</text:span></text:p>
      <text:p text:style-name="P7">Remplir la BDD</text:p>
      <text:p text:style-name="P12">Clique<text:span text:style-name="T12">z</text:span> sur l’onglet Admin de MySQL, un page web arrive avec la fameuse page de <text:span text:style-name="T5">Base De Données.</text:span></text:p>
      <text:p text:style-name="P8">Première BDD</text:p>
      <text:p text:style-name="P19">IMPORTANT:</text:p>
      <text:p text:style-name="P20">TOUJOURS REVENIR SUR L’ONGLET «NOUVELLE BASE DE DONNEES» POUR CREATE DATABASE</text:p>
      <text:p text:style-name="P13"><text:span text:style-name="T10">Onglet SQL, </text:span><text:s/><text:span text:style-name="T9">inscrire:</text:span></text:p>
      <text:p text:style-name="P3">CREATE DATABASE images_resto t<text:span text:style-name="T14">out en bas «exécuter»</text:span></text:p>
      <text:p text:style-name="P11">PUIS (toujours dans le même onglet)</text:p>
      <text:p text:style-name="P3">CREATE TABLE images (</text:p>
      <text:p text:style-name="P3"><text:s text:c="2"/><text:span text:style-name="T13">i</text:span>d_images int(11) NOT NULL,</text:p>
      <text:p text:style-name="P3"><text:s text:c="2"/>photo varchar(50) NOT NULL,</text:p>
      <text:p text:style-name="P3"><text:s text:c="2"/>titre varchar(30) NOT NULL</text:p>
      <text:p text:style-name="P3">) ENGINE=InnoDB DEFAULT CHARSET=utf8mb4 COLLATE=utf8mb4_general_ci;</text:p>
      <text:p text:style-name="P23"><text:soft-page-break/>«exécuter»</text:p>
      <text:p text:style-name="P11">ENSUITE dans le même onglet sql</text:p>
      <text:p text:style-name="P3">INSERT INTO images (‘id_images’, ‘photo’, ‘titre’) VALUES</text:p>
      <text:p text:style-name="P3">(1, 'images/tarti1.jpg', ' <text:s text:c="11"/>tartiflette'),</text:p>
      <text:p text:style-name="P3">(2, 'images/grat1.jpg', 'Gratin'),</text:p>
      <text:p text:style-name="P3">(3, 'images/charcu1.jpg', 'Assiette de charcuterie'),</text:p>
      <text:p text:style-name="P3">(4, 'images/racle1.jpg', 'raclette');</text:p>
      <text:p text:style-name="P23">«exécuter»</text:p>
      <text:p text:style-name="P14">Pour indexer la table «images»</text:p>
      <text:p text:style-name="P3">ALTER TABLE `images`</text:p>
      <text:p text:style-name="P3"><text:s text:c="2"/>ADD PRIMARY KEY (`id_images`);</text:p>
      <text:p text:style-name="P23">«exécuter»</text:p>
      <text:p text:style-name="P24">Pour «Auto_incrémenter» la table «images»</text:p>
      <text:p text:style-name="P15">ALTER TABLE `images`</text:p>
      <text:p text:style-name="P15"><text:s text:c="2"/>MODIFY `id_images` int(11) NOT NULL AUTO_INCREMENT, AUTO_INCREMENT=5;</text:p>
      <text:p text:style-name="P23">«exécuter»</text:p>
      <text:p text:style-name="P15"/>
      <text:p text:style-name="P16">Rafraîchir la page web de localhost et surprise! Des photos sont présentes.</text:p>
      <text:p text:style-name="P16"/>
      <text:p text:style-name="P17">Enfin, pour aller plus vite et d’éviter de tout réécrire<text:span text:style-name="T15"> les fichiers</text:span> <text:span text:style-name="T16">du dossier SQL </text:span>à chaque fois:</text:p>
      <text:p text:style-name="P21">«NOUVELLE BASE DE DONNEES»</text:p>
      <text:p text:style-name="P18">CREATE DATABASE ouverture_resto</text:p>
      <text:p text:style-name="P18">Aller sur ouverture_resto→sql→importer→parcourir→dossier SQL→ouverture_resto→tout en bas de la page →importer</text:p>
      <text:p text:style-name="P18">Voilà, le fichier ouverture_resto est installé dans mysql</text:p>
      <text:p text:style-name="P18">Faire la même chose pour</text:p>
      <text:p text:style-name="P18">CREATE DATABASE restau_database et CREATE DATABASE resto_database</text:p>
      <text:p text:style-name="P18"/>
      <text:p text:style-name="P26">Mot de passe pour créer un compte admin</text:p>
      <text:p text:style-name="P27"><text:soft-page-break/>Ici, je ne suis pas sur que c’est bien sécurisé, <text:span text:style-name="T20">mais le mot de passe est :</text:span></text:p>
      <text:p text:style-name="P27">MdP =&gt; *Tours37*</text:p>
      <text:p text:style-name="P28"/>
      <text:p text:style-name="P29">C<text:span text:style-name="T21">e qui vous donne l’autorisation de créer un compte admin et de pouvoir vous « loger » comme bon vous semble afin de faire des changement de menus ; la carte ; les prix et les horaires d’ouvertures .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Table" style:display-name="Normal Table" style:family="paragraph">
      <style:text-properties style:font-name="Arial" fo:font-family="Arial" style:font-family-generic="roman" style:font-pitch="variable" fo:font-size="12pt" style:font-name-asian="Liberation Serif1" style:font-family-asian="'Liberation Serif'" style:font-family-generic-asian="system" style:font-pitch-asian="variable" style:font-size-asian="12pt" style:font-name-complex="NSimSun1" style:font-family-complex="NSimSun" style:font-family-generic-complex="system" style:font-pitch-complex="variable" style:font-size-complex="12pt"/>
    </style:style>
    <style:style style:name="No_20_List" style:display-name="No List" style:family="paragraph">
      <style:text-properties style:font-name="Arial" fo:font-family="Arial" style:font-family-generic="roman" style:font-pitch="variable" fo:font-size="12pt" style:font-name-asian="Liberation Serif1" style:font-family-asian="'Liberation Serif'" style:font-family-generic-asian="system" style:font-pitch-asian="variable" style:font-size-asian="12pt" style:font-name-complex="NSimSun1" style:font-family-complex="NSimSun" style:font-family-generic-complex="system" style:font-pitch-complex="variable" style:font-size-complex="12pt"/>
    </style:style>
    <style:style style:name="Paragraph-default-cf1646f8-5fa6-4534-abb0-e34f3ab1b101" style:family="paragraph">
      <style:text-properties style:font-name="Liberation Serif" fo:font-family="'Liberation Serif'" style:font-family-generic="roman" style:font-pitch="variable" fo:font-size="12pt" style:font-name-asian="NSimSun1" style:font-family-asian="NSimSun" style:font-family-generic-asian="system" style:font-pitch-asian="variable" style:font-size-asian="12pt" style:language-asian="fr" style:country-asian="FR" style:font-name-complex="Arial2" style:font-family-complex="Arial" style:font-family-generic-complex="system" style:font-pitch-complex="variable" style:font-size-complex="12pt"/>
    </style:style>
    <style:style style:name="Standard_20__28_user_29_" style:display-name="Standard (user)" style:family="paragraph" style:parent-style-name="Paragraph-default-cf1646f8-5fa6-4534-abb0-e34f3ab1b101">
      <style:paragraph-properties fo:text-align="justify" style:justify-single-word="false"/>
      <style:text-properties style:font-name="Verdana" fo:font-family="Verdana" style:font-family-generic="roman" style:font-pitch="variable" fo:font-size="10pt" style:font-name-asian="Calibri1" style:font-family-asian="Calibri" style:font-family-generic-asian="system" style:font-pitch-asian="variable" style:font-size-asian="10pt" style:language-asian="fr" style:country-asian="FR" style:font-name-complex="Verdana1" style:font-family-complex="Verdana" style:font-family-generic-complex="system" style:font-pitch-complex="variable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MT1" style:family="text"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1T12:31:33.088000000</meta:creation-date>
    <dc:date>2023-05-15T19:11:10.284000000</dc:date>
    <meta:editing-duration>P1DT10H58M18S</meta:editing-duration>
    <meta:editing-cycles>24</meta:editing-cycles>
    <meta:generator>LibreOffice/7.5.1.2$Windows_X86_64 LibreOffice_project/fcbaee479e84c6cd81291587d2ee68cba099e129</meta:generator>
    <meta:initial-creator>unknown</meta:initial-creator>
    <dc:description>unknown</dc:description>
    <dc:subject>unknown</dc:subject>
    <dc:title>unknown</dc:title>
    <meta:document-statistic meta:table-count="0" meta:image-count="1" meta:object-count="0" meta:page-count="3" meta:paragraph-count="52" meta:word-count="445" meta:character-count="3047" meta:non-whitespace-character-count="2628"/>
  </office:meta>
</office:document-meta>
</file>